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604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27.279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984cm" fo:break-before="auto" style:use-optimal-row-height="false"/>
    </style:style>
    <style:style style:name="ro2" style:family="table-row">
      <style:table-row-properties style:row-height="4.8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POT4Test, RangeLlama_OS4Test, RangeGrok_OS2Test, RangeLlama_COC2Test, RangeLlama_OS5Test, RangeGrok_POT2Test, RangeGrok_POT1Test, RangeQwen_POT3Test, RangeLlama_FS1Test, RangeLlama_COC4Test, RangeGrok_COC5Test, RangeQwen_ZS5Test, RangeGrok_COC2Test, RangeLlama_FS3Test, RangeGrok_POT4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Llama_POT1Test, RangeQwen_FS5Test, RangeGrok_OS5Test, RangeQwen_POT2Test, RangeLlama_OS2Test, RangeLlama_OS1Test, RangeLlama_COC1Test, RangeQwen_ZS1Test, RangeGrok_ZS2Test, RangeGrok_OS4Test, RangeLlama_COC5Test, RangeQwen_OS4Test, RangeLlama_POT3Test, RangeLlama_COC3Test, RangeGrok_ZS4Test, RangeGrok_ZS3Test, RangeLlama_OS3Test, RangeLlama_FS4Test, RangeLlama_FS5Test, RangeQwen_OS2Test, RangeGrok_POT3Test, RangeQwen_POT5Test, RangeGrok_COC1Test, RangeLlama_ZS4Test, RangeQwen_COC1Test, RangeLlama_POT5Test, RangeQwen_ZS4Test, RangeGrok_POT5Test, RangeQwen_COC5Test, RangeGrok_ZS5Test, RangeLlama_POT2Test, RangeQwen_FS2Test, RangeLlama_ZS2Test, RangeQwen_OS5Test, RangeQwen_COC4Test, RangeQwen_POT4Test, RangeGrok_COC3Test, RangeQwen_POT1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POT4Test, RangeLlama_OS4Test, RangeGrok_OS2Test, RangeLlama_COC2Test, RangeLlama_OS5Test, RangeGrok_POT2Test, RangeGrok_POT1Test, RangeQwen_POT3Test, RangeLlama_FS1Test, RangeLlama_COC4Test, RangeGrok_COC5Test, RangeQwen_ZS5Test, RangeGrok_COC2Test, RangeLlama_FS3Test, RangeGrok_POT4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Llama_POT1Test, RangeQwen_FS5Test, RangeGrok_OS5Test, RangeQwen_POT2Test, RangeLlama_OS2Test, RangeLlama_OS1Test, RangeLlama_COC1Test, RangeQwen_ZS1Test, RangeGrok_ZS2Test, RangeGrok_OS4Test, RangeLlama_COC5Test, RangeQwen_OS4Test, RangeLlama_POT3Test, RangeLlama_COC3Test, RangeGrok_ZS4Test, RangeGrok_ZS3Test, RangeLlama_OS3Test, RangeLlama_FS4Test, RangeLlama_FS5Test, RangeQwen_OS2Test, RangeGrok_POT3Test, RangeQwen_POT5Test, RangeGrok_COC1Test, RangeLlama_ZS4Test, RangeQwen_COC1Test, RangeLlama_POT5Test, RangeQwen_ZS4Test, RangeGrok_POT5Test, RangeQwen_COC5Test, RangeGrok_ZS5Test, RangeLlama_POT2Test, RangeQwen_FS2Test, RangeLlama_ZS2Test, RangeQwen_OS5Test, RangeQwen_COC4Test, RangeQwen_POT4Test, RangeGrok_COC3Test, RangeQwen_POT1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POT4Test, RangeLlama_OS4Test, RangeGrok_OS2Test, RangeLlama_COC2Test, RangeLlama_OS5Test, RangeGrok_POT2Test, RangeGrok_POT1Test, RangeQwen_POT3Test, RangeLlama_FS1Test, RangeLlama_COC4Test, RangeGrok_COC5Test, RangeQwen_ZS5Test, RangeGrok_COC2Test, RangeLlama_FS3Test, RangeGrok_POT4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Llama_POT1Test, RangeQwen_FS5Test, RangeGrok_OS5Test, RangeQwen_POT2Test, RangeLlama_OS2Test, RangeLlama_OS1Test, RangeLlama_COC1Test, RangeQwen_ZS1Test, RangeGrok_ZS2Test, RangeGrok_OS4Test, RangeLlama_COC5Test, RangeQwen_OS4Test, RangeLlama_POT3Test, RangeLlama_COC3Test, RangeGrok_ZS4Test, RangeGrok_ZS3Test, RangeLlama_OS3Test, RangeLlama_FS4Test, RangeLlama_FS5Test, RangeQwen_OS2Test, RangeGrok_POT3Test, RangeQwen_POT5Test, RangeGrok_COC1Test, RangeLlama_ZS4Test, RangeQwen_COC1Test, RangeLlama_POT5Test, RangeQwen_ZS4Test, RangeGrok_POT5Test, RangeQwen_COC5Test, RangeGrok_ZS5Test, RangeLlama_POT2Test, RangeQwen_FS2Test, RangeLlama_ZS2Test, RangeQwen_OS5Test, RangeQwen_COC4Test, RangeQwen_POT4Test, RangeGrok_COC3Test, RangeQwen_POT1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POT4Test, RangeLlama_OS4Test, RangeGrok_OS2Test, RangeLlama_COC2Test, RangeLlama_OS5Test, RangeGrok_POT2Test, RangeGrok_POT1Test, RangeQwen_POT3Test, RangeLlama_FS1Test, RangeLlama_COC4Test, RangeGrok_COC5Test, RangeQwen_ZS5Test, RangeGrok_COC2Test, RangeLlama_FS3Test, RangeGrok_POT4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Llama_POT1Test, RangeQwen_FS5Test, RangeGrok_OS5Test, RangeQwen_POT2Test, RangeLlama_OS2Test, RangeLlama_OS1Test, RangeLlama_COC1Test, RangeQwen_ZS1Test, RangeGrok_ZS2Test, RangeGrok_OS4Test, RangeLlama_COC5Test, RangeQwen_OS4Test, RangeLlama_POT3Test, RangeLlama_COC3Test, RangeGrok_ZS4Test, RangeGrok_ZS3Test, RangeLlama_OS3Test, RangeLlama_FS4Test, RangeLlama_FS5Test, RangeQwen_OS2Test, RangeGrok_POT3Test, RangeQwen_POT5Test, RangeGrok_COC1Test, RangeLlama_ZS4Test, RangeQwen_COC1Test, RangeLlama_POT5Test, RangeQwen_ZS4Test, RangeGrok_POT5Test, RangeQwen_COC5Test, RangeGrok_ZS5Test, RangeLlama_POT2Test, RangeQwen_FS2Test, RangeLlama_ZS2Test, RangeQwen_OS5Test, RangeQwen_COC4Test, RangeQwen_POT4Test, RangeGrok_COC3Test, RangeQwen_POT1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POT4Test, RangeLlama_OS4Test, RangeGrok_OS2Test, RangeLlama_COC2Test, RangeLlama_OS5Test, RangeGrok_POT2Test, RangeGrok_POT1Test, RangeQwen_POT3Test, RangeLlama_FS1Test, RangeLlama_COC4Test, RangeGrok_COC5Test, RangeQwen_ZS5Test, RangeGrok_COC2Test, RangeLlama_FS3Test, RangeGrok_POT4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Llama_POT1Test, RangeQwen_FS5Test, RangeGrok_OS5Test, RangeQwen_POT2Test, RangeLlama_OS2Test, RangeLlama_OS1Test, RangeLlama_COC1Test, RangeQwen_ZS1Test, RangeGrok_ZS2Test, RangeGrok_OS4Test, RangeLlama_COC5Test, RangeQwen_OS4Test, RangeLlama_POT3Test, RangeLlama_COC3Test, RangeGrok_ZS4Test, RangeGrok_ZS3Test, RangeLlama_OS3Test, RangeLlama_FS4Test, RangeLlama_FS5Test, RangeQwen_OS2Test, RangeGrok_POT3Test, RangeQwen_POT5Test, RangeGrok_COC1Test, RangeLlama_ZS4Test, RangeQwen_COC1Test, RangeLlama_POT5Test, RangeQwen_ZS4Test, RangeGrok_POT5Test, RangeQwen_COC5Test, RangeGrok_ZS5Test, RangeLlama_POT2Test, RangeQwen_FS2Test, RangeLlama_ZS2Test, RangeQwen_OS5Test, RangeQwen_COC4Test, RangeQwen_POT4Test, RangeGrok_COC3Test, RangeQwen_POT1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 table:number-rows-repeated="1048569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7:04:28.089718563</dc:date>
    <meta:editing-duration>PT1M21S</meta:editing-duration>
    <meta:editing-cycles>1</meta:editing-cycles>
    <meta:document-statistic meta:table-count="1" meta:cell-count="78" meta:object-count="0"/>
    <meta:generator>LibreOffice/24.2.7.2$Linux_X86_64 LibreOffice_project/420$Build-2</meta:generator>
  </office:meta>
</office:document-meta>
</file>